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yriadPro-Regular" svg:font-family="MyriadPro-Regular" style:font-family-generic="swiss"/>
    <style:font-face style:name="Courier New" svg:font-family="'Courier New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Нижний_20_колонтитул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1dddd0"/>
    </style:style>
    <style:style style:name="P4" style:family="paragraph" style:parent-style-name="Text_20_body">
      <style:paragraph-properties fo:text-align="center" style:justify-single-word="false"/>
      <style:text-properties fo:font-size="14pt" style:font-size-asian="14pt"/>
    </style:style>
    <style:style style:name="P5" style:family="paragraph" style:parent-style-name="Text_20_body">
      <style:paragraph-properties fo:text-align="center" style:justify-single-word="false"/>
      <style:text-properties fo:font-size="14pt" fo:language="ru" fo:country="RU" style:font-size-asian="14pt"/>
    </style:style>
    <style:style style:name="P6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/>
    </style:style>
    <style:style style:name="P7" style:family="paragraph" style:parent-style-name="Text_20_body">
      <style:paragraph-properties fo:line-height="200%"/>
      <style:text-properties fo:font-size="14pt" fo:font-weight="bold" style:font-size-asian="14pt" style:font-weight-asian="bold" style:font-weight-complex="bold"/>
    </style:style>
    <style:style style:name="P8" style:family="paragraph" style:parent-style-name="Text_20_body">
      <style:paragraph-properties fo:line-height="100%"/>
      <style:text-properties fo:font-size="14pt" fo:font-weight="bold" style:font-size-asian="14pt" style:font-weight-asian="bold" style:font-weight-complex="bold"/>
    </style:style>
    <style:style style:name="P9" style:family="paragraph" style:parent-style-name="Text_20_body">
      <style:text-properties fo:font-size="14pt" fo:font-weight="normal" officeooo:rsid="00295beb" officeooo:paragraph-rsid="00295beb" style:font-size-asian="14pt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line-height="200%" fo:text-align="justify" style:justify-single-word="false"/>
    </style:style>
    <style:style style:name="P12" style:family="paragraph" style:parent-style-name="Standard">
      <style:text-properties fo:font-size="14pt" fo:font-weight="normal" officeooo:rsid="00295beb" officeooo:paragraph-rsid="00295beb" style:font-size-asian="14pt" style:font-weight-asian="normal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15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line-height="115%" fo:text-align="justify" style:justify-single-word="false" fo:hyphenation-ladder-count="no-limit" fo:text-indent="0.5in" style:auto-text-indent="false" style:page-number="auto" fo:background-color="transparent">
        <style:tab-stops>
          <style:tab-stop style:position="0.4953in"/>
        </style:tab-stops>
      </style:paragraph-properties>
      <style:text-properties style:font-name="Arial1" fo:font-size="12pt" officeooo:paragraph-rsid="0027e0a6" fo:hyphenate="false"/>
    </style:style>
    <style:style style:name="P1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line-height="115%" fo:text-align="justify" style:justify-single-word="false" fo:hyphenation-ladder-count="no-limit" fo:text-indent="0.5in" style:auto-text-indent="false" fo:background-color="transparent">
        <style:tab-stops>
          <style:tab-stop style:position="0.4953in"/>
        </style:tab-stops>
      </style:paragraph-properties>
      <style:text-properties style:font-name="Arial1" fo:font-size="12pt" officeooo:paragraph-rsid="0027e0a6" fo:hyphenate="false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29643b" style:font-size-asian="10pt"/>
    </style:style>
    <style:style style:name="P19" style:family="paragraph" style:parent-style-name="Standard">
      <style:text-properties officeooo:paragraph-rsid="0029643b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b5185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23" style:family="paragraph" style:parent-style-name="Text_20_body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2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line-height="115%" fo:text-align="justify" style:justify-single-word="false" fo:hyphenation-ladder-count="no-limit" fo:text-indent="0.5in" style:auto-text-indent="false" fo:background-color="transparent">
        <style:tab-stops>
          <style:tab-stop style:position="0.4953in"/>
        </style:tab-stops>
      </style:paragraph-properties>
      <style:text-properties style:font-name="Arial1" fo:font-size="12pt" officeooo:paragraph-rsid="0027e0a6" fo:hyphenate="false"/>
    </style:style>
    <style:style style:name="P2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line-height="115%" fo:text-align="justify" style:justify-single-word="false" fo:hyphenation-ladder-count="no-limit" fo:text-indent="0.5in" style:auto-text-indent="false" fo:background-color="transparent">
        <style:tab-stops>
          <style:tab-stop style:position="0.4953in"/>
        </style:tab-stops>
      </style:paragraph-properties>
      <style:text-properties style:font-name="Arial1" fo:font-size="12pt" officeooo:rsid="002b1729" officeooo:paragraph-rsid="002b1729" fo:hyphenate="false"/>
    </style:style>
    <style:style style:name="P2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line-height="115%" fo:text-align="justify" style:justify-single-word="false" fo:hyphenation-ladder-count="no-limit" fo:text-indent="0.5in" style:auto-text-indent="false" fo:background-color="transparent">
        <style:tab-stops>
          <style:tab-stop style:position="0.4953in"/>
        </style:tab-stops>
      </style:paragraph-properties>
      <style:text-properties style:font-name="Arial1" fo:font-size="12pt" officeooo:rsid="002b5185" officeooo:paragraph-rsid="002b5185" fo:hyphenate="false"/>
    </style:style>
    <style:style style:name="P27" style:family="paragraph" style:parent-style-name="Text_20_body">
      <style:paragraph-properties fo:line-height="200%" fo:text-align="center" style:justify-single-word="false"/>
    </style:style>
    <style:style style:name="P28" style:family="paragraph" style:parent-style-name="Text_20_body">
      <style:text-properties officeooo:paragraph-rsid="0029643b"/>
    </style:style>
    <style:style style:name="P29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paragraph-rsid="0027e0a6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font-weight="bold" officeooo:rsid="0022a7c1" style:font-size-asian="16pt" style:font-weight-asian="bold"/>
    </style:style>
    <style:style style:name="T3" style:family="text">
      <style:text-properties fo:font-size="16pt" fo:language="en" fo:country="US" fo:font-weight="bold" style:font-size-asian="16pt" style:font-weight-asian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language="ru" fo:country="RU" style:font-size-asian="14pt"/>
    </style:style>
    <style:style style:name="T6" style:family="text">
      <style:text-properties fo:font-size="14pt" fo:language="ru" fo:country="RU" fo:font-weight="bold" style:font-size-asian="14pt" style:font-weight-asian="bold" style:font-weight-complex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style:font-size-asian="14pt" style:font-weight-asian="bold" style:font-weight-complex="bold"/>
    </style:style>
    <style:style style:name="T9" style:family="text">
      <style:text-properties fo:font-size="14pt" fo:language="en" fo:country="US" style:font-size-asian="14pt"/>
    </style:style>
    <style:style style:name="T10" style:family="text">
      <style:text-properties fo:font-size="14pt" fo:language="en" fo:country="US" officeooo:rsid="0029643b" style:font-size-asian="14pt"/>
    </style:style>
    <style:style style:name="T11" style:family="text">
      <style:text-properties fo:color="#7f0055" style:font-name="Monospace" fo:font-size="10pt" fo:font-weight="bold" style:font-size-asian="10pt" style:font-weight-asian="bold"/>
    </style:style>
    <style:style style:name="T12" style:family="text">
      <style:text-properties fo:color="#7f0055" style:font-name="Monospace" fo:font-size="10pt" fo:font-weight="bold" style:font-size-asian="10pt" style:font-weight-asian="bold"/>
    </style:style>
    <style:style style:name="T13" style:family="text">
      <style:text-properties fo:color="#7f0055" style:font-name="Monospace" fo:font-size="10pt" fo:language="en" fo:country="US" fo:font-weight="bold" officeooo:rsid="0029643b" style:font-size-asian="10pt" style:font-weight-asian="bold"/>
    </style:style>
    <style:style style:name="T14" style:family="text">
      <style:text-properties fo:color="#000000" fo:letter-spacing="-0.0028in" fo:language="ru" fo:country="RU" style:font-name-asian="Courier New" style:font-size-asian="12pt" style:font-name-complex="Courier New" style:font-size-complex="12pt"/>
    </style:style>
    <style:style style:name="T15" style:family="text">
      <style:text-properties fo:color="#000000" fo:letter-spacing="-0.0028in" fo:language="ru" fo:country="RU" fo:font-weight="normal" style:font-name-asian="Courier New" style:font-size-asian="12pt" style:font-weight-asian="normal" style:font-name-complex="Courier New" style:font-size-complex="12pt" style:font-weight-complex="normal"/>
    </style:style>
    <style:style style:name="T16" style:family="text">
      <style:text-properties fo:color="#000000" fo:letter-spacing="-0.0028in" fo:language="ru" fo:country="RU" fo:font-weight="normal" style:font-name-asian="MyriadPro-Regular" style:font-size-asian="12pt" style:font-weight-asian="normal" style:font-name-complex="MyriadPro-Regular" style:font-size-complex="12pt" style:font-weight-complex="normal"/>
    </style:style>
    <style:style style:name="T17" style:family="text">
      <style:text-properties fo:color="#000000" fo:letter-spacing="-0.0028in" fo:language="ru" fo:country="RU" fo:font-weight="normal" officeooo:rsid="0027e0a6" style:font-name-asian="MyriadPro-Regular" style:font-size-asian="12pt" style:font-weight-asian="normal" style:font-name-complex="MyriadPro-Regular" style:font-size-complex="12pt" style:font-weight-complex="normal"/>
    </style:style>
    <style:style style:name="T18" style:family="text">
      <style:text-properties fo:color="#000000" fo:letter-spacing="-0.0028in" fo:language="ru" fo:country="RU" fo:font-weight="normal" officeooo:rsid="002b1729" style:font-name-asian="MyriadPro-Regular" style:font-size-asian="12pt" style:font-weight-asian="normal" style:font-name-complex="MyriadPro-Regular" style:font-size-complex="12pt" style:font-weight-complex="normal"/>
    </style:style>
    <style:style style:name="T19" style:family="text">
      <style:text-properties fo:color="#000000" style:font-name="Monospace" fo:font-size="10pt" style:font-size-asian="10pt"/>
    </style:style>
    <style:style style:name="T20" style:family="text">
      <style:text-properties fo:color="#000000" style:font-name="Monospace" fo:font-size="10pt" style:font-size-asian="10pt"/>
    </style:style>
    <style:style style:name="T21" style:family="text">
      <style:text-properties fo:color="#000000" style:font-name="Monospace" fo:font-size="10pt" fo:font-style="italic" style:font-size-asian="10pt" style:font-style-asian="italic"/>
    </style:style>
    <style:style style:name="T22" style:family="text">
      <style:text-properties fo:color="#000000" style:font-name="Monospace" fo:font-size="10pt" fo:font-weight="bold" style:font-size-asian="10pt" style:font-weight-asian="bold"/>
    </style:style>
    <style:style style:name="T23" style:family="text">
      <style:text-properties fo:color="#2a00ff" style:font-name="Monospace" fo:font-size="10pt" style:font-size-asian="10pt"/>
    </style:style>
    <style:style style:name="T24" style:family="text">
      <style:text-properties style:font-name="Arial1" fo:font-size="14pt" fo:language="ru" fo:country="RU" fo:font-weight="bold" style:font-size-asian="14pt" style:font-weight-asian="bold"/>
    </style:style>
    <style:style style:name="T25" style:family="text">
      <style:text-properties style:font-name="Arial1" fo:font-size="14pt" fo:language="en" fo:country="US" fo:font-weight="bold" style:font-size-asian="14pt" style:font-weight-asian="bold"/>
    </style:style>
    <style:style style:name="T26" style:family="text">
      <style:text-properties fo:letter-spacing="-0.0028in" fo:language="ru" fo:country="RU" style:font-size-asian="12pt" style:font-size-complex="12pt"/>
    </style:style>
    <style:style style:name="T27" style:family="text">
      <style:text-properties fo:letter-spacing="-0.0028in" fo:language="en" fo:country="US" style:font-size-asian="12pt" style:font-size-complex="12pt"/>
    </style:style>
    <style:style style:name="T28" style:family="text">
      <style:text-properties fo:language="ru" fo:country="RU" fo:font-weight="normal" style:font-size-asian="12pt" style:font-weight-asian="normal" style:font-size-complex="12pt" style:font-weight-complex="normal"/>
    </style:style>
    <style:style style:name="T29" style:family="text">
      <style:text-properties fo:font-weight="normal" style:font-size-asian="12pt" style:font-weight-asian="normal" style:font-size-complex="12pt" style:font-weight-complex="normal"/>
    </style:style>
    <style:style style:name="T30" style:family="text">
      <style:text-properties fo:color="#3c3c3c" style:font-name="Monospace" fo:font-size="10pt" fo:font-style="italic" style:font-size-asian="10pt" style:font-style-asian="italic"/>
    </style:style>
    <style:style style:name="T31" style:family="text">
      <style:text-properties fo:color="#3c3c3c" style:font-name="Monospace" fo:font-size="10pt" fo:font-style="italic" fo:font-weight="bold" style:font-size-asian="10pt" style:font-style-asian="italic" style:font-weight-asian="bold"/>
    </style:style>
    <style:style style:name="T32" style:family="text">
      <style:text-properties fo:color="#3c3c3c" style:font-name="Monospace" fo:font-size="10pt" style:font-size-asian="10pt"/>
    </style:style>
    <style:style style:name="T33" style:family="text">
      <style:text-properties fo:color="#6a3e3e" style:font-name="Monospace" fo:font-size="10pt" style:font-size-asian="10pt"/>
    </style:style>
    <style:style style:name="T34" style:family="text">
      <style:text-properties fo:color="#0000c0" style:font-name="Monospace" fo:font-size="10pt" fo:font-style="italic" fo:font-weight="bold" style:font-size-asian="10pt" style:font-style-asian="italic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инистерство образования и науки РФ</text:p>
      <text:p text:style-name="P2"/>
      <text:p text:style-name="P4">ФГАОУ ВО «Уральский федеральный университет</text:p>
      <text:p text:style-name="P4">имени первого Президента России Б. Н. Ельцина»</text:p>
      <text:p text:style-name="P5">ИРИТ-РТФ</text:p>
      <text:p text:style-name="P5">Центр ускоренного обуче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1">ОТЧЕТ ПО ЛАБОРАТОРНОЙ РАБОТЕ </text:span></text:span><text:span text:style-name="Основной_20_шрифт_20_абзаца"><text:span text:style-name="T3">N</text:span></text:span> <text:span text:style-name="Основной_20_шрифт_20_абзаца"><text:span text:style-name="T2">3</text:span></text:span></text:p>
      <text:p text:style-name="P2"/>
      <text:p text:style-name="P2"><text:span text:style-name="Основной_20_шрифт_20_абзаца"><text:span text:style-name="T4">по дисциплине «</text:span></text:span><text:span text:style-name="Основной_20_шрифт_20_абзаца"><text:span text:style-name="T5">Язык и технология программирования</text:span></text:span><text:span text:style-name="Основной_20_шрифт_20_абзаца"><text:span text:style-name="T4">»</text:span></text:span></text:p>
      <text:p text:style-name="P2"/>
      <text:p text:style-name="P2"/>
      <text:p text:style-name="P3"><text:span text:style-name="Основной_20_шрифт_20_абзаца"><text:span text:style-name="T7">Тема: <text:s/></text:span></text:span><text:span text:style-name="Основной_20_шрифт_20_абзаца"><text:span text:style-name="T24">Арифметические операции в </text:span></text:span><text:span text:style-name="Основной_20_шрифт_20_абзаца"><text:span text:style-name="T25">Java</text:span></text:span></text:p>
      <text:p text:style-name="P10"/>
      <text:p text:style-name="P10"/>
      <text:p text:style-name="P10"/>
      <text:p text:style-name="P10"/>
      <text:p text:style-name="P10"/>
      <text:p text:style-name="P10"><text:span text:style-name="Основной_20_шрифт_20_абзаца"><text:span text:style-name="T4">Студент группы </text:span></text:span><text:span text:style-name="Основной_20_шрифт_20_абзаца"><text:span text:style-name="T5">РИВ-170027у (662)</text:span></text:span><text:span text:style-name="Основной_20_шрифт_20_абзаца"><text:span text:style-name="T4">:<text:tab/><text:tab/><text:tab/><text:tab/></text:span></text:span><text:span text:style-name="Основной_20_шрифт_20_абзаца"><text:span text:style-name="T5">Э. Ю. Азымов</text:span></text:span></text:p>
      <text:p text:style-name="P10"><text:span text:style-name="Основной_20_шрифт_20_абзаца"><text:span text:style-name="T4">Преподаватель: <text:tab/><text:tab/><text:tab/><text:tab/><text:tab/><text:tab/><text:tab/><text:tab/>С.</text:span></text:span><text:span text:style-name="Основной_20_шрифт_20_абзаца"><text:span text:style-name="T5"> </text:span></text:span><text:span text:style-name="Основной_20_шрифт_20_абзаца"><text:span text:style-name="T4">И. Тимошенко,</text:span></text:span></text:p>
      <text:p text:style-name="P10"><text:span text:style-name="Основной_20_шрифт_20_абзаца"><text:span text:style-name="T4"><text:tab/><text:tab/><text:tab/><text:tab/><text:tab/><text:tab/><text:tab/><text:tab/><text:tab/><text:tab/>доц., к.</text:span></text:span><text:span text:style-name="Основной_20_шрифт_20_абзаца"><text:span text:style-name="T5"> </text:span></text:span><text:span text:style-name="Основной_20_шрифт_20_абзаца"><text:span text:style-name="T4">т.</text:span></text:span><text:span text:style-name="Основной_20_шрифт_20_абзаца"><text:span text:style-name="T5"> </text:span></text:span><text:span text:style-name="Основной_20_шрифт_20_абзаца"><text:span text:style-name="T4">н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4">Екатеринбург 20</text:span></text:span><text:span text:style-name="Основной_20_шрифт_20_абзаца"><text:span text:style-name="T5">17</text:span></text:span></text:p>
      <text:p text:style-name="P6"><text:soft-page-break/>СОДЕРЖАНИЕ</text:p>
      <text:p text:style-name="P2"/>
      <text:p text:style-name="P11"><text:span text:style-name="Основной_20_шрифт_20_абзаца"><text:span text:style-name="T6">1 </text:span></text:span><text:span text:style-name="Основной_20_шрифт_20_абзаца"><text:span text:style-name="T8">Постановка задачи</text:span></text:span></text:p>
      <text:p text:style-name="P15"><text:span text:style-name="Основной_20_шрифт_20_абзаца"><text:span text:style-name="T26">Составить программу печати таблицы результатов поразрядных операций (обозначим как </text:span></text:span><text:span text:style-name="Основной_20_шрифт_20_абзаца"><text:span text:style-name="T27">z) </text:span></text:span><text:span text:style-name="Основной_20_шрифт_20_абзаца"><text:span text:style-name="T26">для пары чисел </text:span></text:span><text:span text:style-name="Основной_20_шрифт_20_абзаца"><text:span text:style-name="T27">x </text:span></text:span><text:span text:style-name="Основной_20_шрифт_20_абзаца"><text:span text:style-name="T26">и у типа </text:span></text:span><text:span text:style-name="Основной_20_шрифт_20_абзаца"><text:span text:style-name="T27">int. </text:span></text:span><text:span text:style-name="Основной_20_шрифт_20_абзаца"><text:span text:style-name="T14">Необходимо доработать вывод так, чтобы для положительных чисел выводились все незначащие нули, соответствующие разрядной сетке.</text:span></text:span></text:p>
      <text:p text:style-name="P16"><text:span text:style-name="T29">Составить программу печати таблицы результатов операций </text:span><text:span text:style-name="T28">сдвигов (в том числе операций с присваиванием). <text:s/></text:span><text:span text:style-name="Основной_20_шрифт_20_абзаца"><text:span text:style-name="T15">Вывод осуществить с использованием конструкции, аналогичной доработанной в п.1.</text:span></text:span></text:p>
      <text:p text:style-name="P16"><text:span text:style-name="Основной_20_шрифт_20_абзаца"><text:span text:style-name="T16">Написать программу для расчета прогрессивного подоходного налога </text:span></text:span><text:span text:style-name="Основной_20_шрифт_20_абзаца"><text:span text:style-name="T17">с использованием тернарного оператора.</text:span></text:span></text:p>
      <text:p text:style-name="P29"/>
      <text:p text:style-name="P7">2 Анализ поставленной задачи</text:p>
      <text:p text:style-name="P25"><text:span text:style-name="Основной_20_шрифт_20_абзаца"><text:span text:style-name="T16">Для выполнения задачи необходимо изучить поразрадные операции и их реализацию в языке java. Так же необходимо изучить суть прогрессивного подоходного налога.</text:span></text:span></text:p>
      <text:p text:style-name="Text_20_body"/>
      <text:p text:style-name="P8">3 Описание исходных текстов программы</text:p>
      <text:p text:style-name="P8"/>
      <text:p text:style-name="P9">Класс Main.java:</text:p>
      <text:p text:style-name="P12"><text:span text:style-name="T11">package</text:span><text:span text:style-name="T19"> lab_3;</text:span></text:p>
      <text:p text:style-name="P14"/>
      <text:p text:style-name="P13"><text:span text:style-name="T11">public</text:span><text:span text:style-name="T19"> </text:span><text:span text:style-name="T11">class</text:span><text:span text:style-name="T19"> Main {</text:span></text:p>
      <text:p text:style-name="P14"/>
      <text:p text:style-name="P13"><text:span text:style-name="T19"><text:tab/></text:span><text:span text:style-name="T11">public</text:span><text:span text:style-name="T19"> </text:span><text:span text:style-name="T11">static</text:span><text:span text:style-name="T19"> </text:span><text:span text:style-name="T11">void</text:span><text:span text:style-name="T19"> main(String[] args)</text:span></text:p>
      <text:p text:style-name="P17"><text:tab/>{</text:p>
      <text:p text:style-name="P13"><text:span text:style-name="T19"><text:tab/><text:tab/></text:span><text:span text:style-name="T30">printBinaryOperations</text:span><text:span text:style-name="T19">(5, 6);</text:span></text:p>
      <text:p text:style-name="P17"><text:tab/>}</text:p>
      <text:p text:style-name="P17"><text:tab/></text:p>
      <text:p text:style-name="P13"><text:span text:style-name="T19"><text:tab/></text:span><text:span text:style-name="T11">private</text:span><text:span text:style-name="T19"> </text:span><text:span text:style-name="T11">static</text:span><text:span text:style-name="T19"> </text:span><text:span text:style-name="T11">void</text:span><text:span text:style-name="T19"> printBinaryOperations(</text:span><text:span text:style-name="T11">int</text:span><text:span text:style-name="T19"> firstum, </text:span><text:span text:style-name="T11">int</text:span><text:span text:style-name="T19"> secondNum)</text:span></text:p>
      <text:p text:style-name="P17"><text:tab/>{</text:p>
      <text:p text:style-name="P13"><text:span text:style-name="T19"><text:tab/><text:tab/>String NOT = Integer.</text:span><text:span text:style-name="T30">toBinaryString</text:span><text:span text:style-name="T19">(~firstum);</text:span></text:p>
      <text:p text:style-name="P13"><text:span text:style-name="T19"><text:tab/><text:tab/>String AND = Integer.</text:span><text:span text:style-name="T30">toBinaryString</text:span><text:span text:style-name="T19">(firstum &amp; secondNum);<text:tab/></text:span></text:p>
      <text:p text:style-name="P13"><text:span text:style-name="T19"><text:tab/><text:tab/>String OR = Integer.</text:span><text:span text:style-name="T30">toBinaryString</text:span><text:span text:style-name="T19">(firstum | secondNum);</text:span></text:p>
      <text:p text:style-name="P13"><text:span text:style-name="T19"><text:tab/><text:tab/>String XOR = Integer.</text:span><text:span text:style-name="T30">toBinaryString</text:span><text:span text:style-name="T19">(firstum ^ secondNum);</text:span></text:p>
      <text:p text:style-name="P13"><text:span text:style-name="T19"><text:tab/><text:tab/>String SHIFT_RIGHT = Integer.</text:span><text:span text:style-name="T30">toBinaryString</text:span><text:span text:style-name="T19">(firstum &gt;&gt; secondNum);</text:span></text:p>
      <text:p text:style-name="P13"><text:span text:style-name="T19"><text:tab/><text:tab/>String SHIFT_LEFT = Integer.</text:span><text:span text:style-name="T30">toBinaryString</text:span><text:span text:style-name="T19">(firstum &lt;&lt; secondNum);</text:span></text:p>
      <text:p text:style-name="P14"/>
      <text:p text:style-name="P13"><text:span text:style-name="T19"><text:tab/><text:tab/></text:span><text:span text:style-name="T30">printResult</text:span><text:span text:style-name="T19">(</text:span><text:span text:style-name="T23">"Побитовый NOT: "</text:span><text:span text:style-name="T19">, </text:span><text:span text:style-name="T32">NOT</text:span><text:span text:style-name="T19">);</text:span></text:p>
      <text:p text:style-name="P13"><text:span text:style-name="T19"><text:tab/><text:tab/></text:span><text:span text:style-name="T30">printResult</text:span><text:span text:style-name="T19">(</text:span><text:span text:style-name="T23">"Побитовый AND: "</text:span><text:span text:style-name="T19">, </text:span><text:span text:style-name="T32">AND</text:span><text:span text:style-name="T19">);</text:span></text:p>
      <text:p text:style-name="P13"><text:span text:style-name="T19"><text:tab/><text:tab/></text:span><text:span text:style-name="T30">printResult</text:span><text:span text:style-name="T19">(</text:span><text:span text:style-name="T23">"Побитовый OR: "</text:span><text:span text:style-name="T19">, </text:span><text:span text:style-name="T32">OR</text:span><text:span text:style-name="T19">);</text:span></text:p>
      <text:p text:style-name="P13"><text:span text:style-name="T19"><text:tab/><text:tab/></text:span><text:span text:style-name="T30">printResult</text:span><text:span text:style-name="T19">(</text:span><text:span text:style-name="T23">"Побитовый исключаещее OR: "</text:span><text:span text:style-name="T19">, </text:span><text:span text:style-name="T32">XOR</text:span><text:span text:style-name="T19">);</text:span></text:p>
      <text:p text:style-name="P13"><text:span text:style-name="T19"><text:tab/><text:tab/></text:span><text:span text:style-name="T30">printResult</text:span><text:span text:style-name="T19">(</text:span><text:span text:style-name="T23">"Побитовый сдвиг вправо: "</text:span><text:span text:style-name="T19">, </text:span><text:span text:style-name="T32">SHIFT_RIGHT</text:span><text:span text:style-name="T19">);</text:span></text:p>
      <text:p text:style-name="P13"><text:span text:style-name="T19"><text:tab/><text:tab/></text:span><text:span text:style-name="T30">printResult</text:span><text:span text:style-name="T19">(</text:span><text:span text:style-name="T23">"Побитовый сдвиг влево: "</text:span><text:span text:style-name="T19">, </text:span><text:span text:style-name="T32">SHIFT_LEFT</text:span><text:span text:style-name="T19">);</text:span></text:p>
      <text:p text:style-name="P17"><text:tab/>}</text:p>
      <text:p text:style-name="P17"><text:tab/></text:p>
      <text:p text:style-name="P13"><text:soft-page-break/><text:span text:style-name="T19"><text:tab/></text:span><text:span text:style-name="T11">private</text:span><text:span text:style-name="T19"> </text:span><text:span text:style-name="T11">static</text:span><text:span text:style-name="T19"> </text:span><text:span text:style-name="T11">void</text:span><text:span text:style-name="T19"> printResult(String desc, String result)</text:span></text:p>
      <text:p text:style-name="P17"><text:tab/>{</text:p>
      <text:p text:style-name="P13"><text:span text:style-name="T19"><text:tab/><text:tab/>System.</text:span><text:span text:style-name="T31">out</text:span><text:span text:style-name="T19">.println(desc + String.</text:span><text:span text:style-name="T30">format</text:span><text:span text:style-name="T19">(</text:span><text:span text:style-name="T23">"%32s"</text:span><text:span text:style-name="T19">, result).replace(</text:span><text:span text:style-name="T23">' '</text:span><text:span text:style-name="T19">, </text:span><text:span text:style-name="T23">'0'</text:span><text:span text:style-name="T19">));</text:span></text:p>
      <text:p text:style-name="P17"><text:tab/>}</text:p>
      <text:p text:style-name="P18">}</text:p>
      <text:p text:style-name="Text_20_body"><text:span text:style-name="Основной_20_шрифт_20_абзаца"><text:span text:style-name="T9"/></text:span></text:p>
      <text:p text:style-name="P28"><text:span text:style-name="Основной_20_шрифт_20_абзаца"><text:span text:style-name="T10">Класс Tax.java:</text:span></text:span></text:p>
      <text:p text:style-name="P19"><text:span text:style-name="Основной_20_шрифт_20_абзаца"><text:span text:style-name="T13">package</text:span></text:span><text:span text:style-name="T19"> lab_3;</text:span></text:p>
      <text:p text:style-name="P14"/>
      <text:p text:style-name="P13"><text:span text:style-name="T11">public</text:span><text:span text:style-name="T19"> </text:span><text:span text:style-name="T11">class</text:span><text:span text:style-name="T19"> Tax {</text:span></text:p>
      <text:p text:style-name="P14"/>
      <text:p text:style-name="P13"><text:span text:style-name="T19"><text:tab/></text:span><text:span text:style-name="T11">public</text:span><text:span text:style-name="T19"> </text:span><text:span text:style-name="T11">static</text:span><text:span text:style-name="T19"> </text:span><text:span text:style-name="T11">void</text:span><text:span text:style-name="T19"> main(String[] </text:span><text:span text:style-name="T33">args</text:span><text:span text:style-name="T19">)</text:span></text:p>
      <text:p text:style-name="P13"><text:span text:style-name="T19"><text:tab/>{</text:span></text:p>
      <text:p text:style-name="P13"><text:span text:style-name="T19"><text:tab/><text:tab/></text:span><text:span text:style-name="T11">double</text:span><text:span text:style-name="T19"> </text:span><text:span text:style-name="T33">income</text:span><text:span text:style-name="T19"> = 25000;</text:span></text:p>
      <text:p text:style-name="P13"><text:span text:style-name="T19"><text:tab/><text:tab/></text:span><text:span text:style-name="T11">double</text:span><text:span text:style-name="T19"> </text:span><text:span text:style-name="T33">percent</text:span><text:span text:style-name="T19"> = 18;</text:span></text:p>
      <text:p text:style-name="P13"><text:span text:style-name="T19"><text:tab/><text:tab/></text:span><text:span text:style-name="T11">double</text:span><text:span text:style-name="T19"> </text:span><text:span text:style-name="T33">limit</text:span><text:span text:style-name="T19"> = 25000;</text:span></text:p>
      <text:p text:style-name="P14"/>
      <text:p text:style-name="P13"><text:span text:style-name="T19"><text:tab/><text:tab/>System.</text:span><text:span text:style-name="T34">out</text:span><text:span text:style-name="T19">.println(</text:span><text:span text:style-name="T21">calculateTaxAmount</text:span><text:span text:style-name="T19">(</text:span><text:span text:style-name="T33">income</text:span><text:span text:style-name="T19">, </text:span><text:span text:style-name="T33">percent</text:span><text:span text:style-name="T19">, </text:span><text:span text:style-name="T33">limit</text:span><text:span text:style-name="T19">));</text:span></text:p>
      <text:p text:style-name="P13"><text:span text:style-name="T19"><text:tab/>}</text:span></text:p>
      <text:p text:style-name="P13"><text:span text:style-name="T19"><text:tab/></text:span></text:p>
      <text:p text:style-name="P21"><text:span text:style-name="T19"><text:tab/></text:span><text:span text:style-name="T11">private</text:span><text:span text:style-name="T19"> </text:span><text:span text:style-name="T11">static</text:span><text:span text:style-name="T19"> </text:span><text:span text:style-name="T11">double</text:span><text:span text:style-name="T19"> calculateTaxAmount(</text:span></text:p>
      <text:p text:style-name="P21"><text:span text:style-name="T22"><text:tab/><text:tab/></text:span><text:span text:style-name="T11">double</text:span><text:span text:style-name="T19"> </text:span><text:span text:style-name="T33">income</text:span><text:span text:style-name="T19">,</text:span></text:p>
      <text:p text:style-name="P21"><text:span text:style-name="T22"><text:tab/><text:tab/></text:span><text:span text:style-name="T11">double</text:span><text:span text:style-name="T19"> </text:span><text:span text:style-name="T33">percent</text:span><text:span text:style-name="T19">,</text:span></text:p>
      <text:p text:style-name="P21"><text:span text:style-name="T22"><text:tab/><text:tab/></text:span><text:span text:style-name="T11">double</text:span><text:span text:style-name="T19"> </text:span><text:span text:style-name="T33">limit</text:span></text:p>
      <text:p text:style-name="P21"><text:span text:style-name="T33"><text:tab/></text:span><text:span text:style-name="T19">)</text:span></text:p>
      <text:p text:style-name="P13"><text:span text:style-name="T19"><text:tab/>{</text:span></text:p>
      <text:p text:style-name="P13"><text:span text:style-name="T19"><text:tab/><text:tab/></text:span><text:span text:style-name="T11">return</text:span><text:span text:style-name="T19"> </text:span><text:span text:style-name="T33">income</text:span><text:span text:style-name="T19"> &gt; </text:span><text:span text:style-name="T33">limit</text:span><text:span text:style-name="T19"> ? </text:span><text:span text:style-name="T33">income</text:span><text:span text:style-name="T19"> * </text:span><text:span text:style-name="T33">percent</text:span><text:span text:style-name="T19"> / 100 : 0;</text:span></text:p>
      <text:p text:style-name="P13"><text:span text:style-name="T19"><text:tab/>}</text:span></text:p>
      <text:p text:style-name="P13"><text:span text:style-name="T19">}</text:span></text:p>
      <text:p text:style-name="P19"/>
      <text:p text:style-name="P27"><text:span text:style-name="T8">Заключение</text:span></text:p>
      <text:p text:style-name="P26"><text:span text:style-name="Основной_20_шрифт_20_абзаца"><text:span text:style-name="T16">В результате выполнения работы были получены навыки по выполнению поразрядных операций в языке java, а так же навыки по работе с тернарным оператором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yriadPro-Regular" svg:font-family="MyriadPro-Regular" style:font-family-generic="swiss"/>
    <style:font-face style:name="Courier New" svg:font-family="'Courier New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PGothic" style:font-family-asian="'MS PGothic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Заголовок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Подзаголовок" style:family="paragraph" style:parent-style-name="Заголовок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Основной_20_текст_20_2" style:display-name="Основной текст 2" style:family="paragraph" style:parent-style-name="Обычный">
      <style:paragraph-properties fo:margin-left="0in" fo:margin-right="0in" fo:margin-top="0.0417in" fo:margin-bottom="0in" loext:contextual-spacing="false" fo:text-align="justify" style:justify-single-word="false" fo:hyphenation-ladder-count="no-limit" fo:text-indent="0.1945in" style:auto-text-indent="false" style:text-autospace="none" style:vertical-align="auto"/>
      <style:text-properties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meta:creation-date>2009-04-16T11:32:00Z</meta:creation-date>
    <dc:date>2017-10-02T23:36:18.975268391</dc:date>
    <meta:editing-cycles>31</meta:editing-cycles>
    <meta:editing-duration>PT1H2M32S</meta:editing-duration>
    <meta:document-statistic meta:table-count="0" meta:image-count="0" meta:object-count="0" meta:page-count="3" meta:paragraph-count="71" meta:word-count="338" meta:character-count="2691" meta:non-whitespace-character-count="2334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